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" svg:font-family="" style:font-family-generic="roman"/>
    <style:font-face style:name="LM Mono 10" svg:font-family="'LM Mono 10'" style:font-pitch="variable"/>
    <style:font-face style:name="LM Mono 101" svg:font-family="'LM Mono 10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outline1">
      <style:graphic-properties fo:min-height="12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2a6099" loext:opacity="100%" fo:text-shadow="1pt 1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style:text-properties fo:color="#000000" loext:opacity="100%" style:font-name="LM Mono 101" fo:font-size="18pt" style:font-name-complex="LM Mono 101"/>
    </style:style>
    <style:style style:name="P6" style:family="paragraph">
      <style:paragraph-properties fo:margin-left="1.251cm" fo:margin-right="0cm" fo:margin-top="0cm" fo:margin-bottom="0cm" fo:text-indent="-0.499cm">
        <style:tab-stops>
          <style:tab-stop style:position="1.251cm"/>
        </style:tab-stops>
      </style:paragraph-properties>
      <style:text-properties fo:font-size="18pt"/>
    </style:style>
    <style:style style:name="P7" style:family="paragraph">
      <style:paragraph-properties fo:margin-left="1.251cm" fo:margin-right="0cm" fo:text-indent="-0.499cm">
        <style:tab-stops>
          <style:tab-stop style:position="1.251cm"/>
        </style:tab-stops>
      </style:paragraph-properties>
      <style:text-properties fo:color="#000000" loext:opacity="100%" style:font-name="LM Mono 101" fo:font-size="18pt" style:font-name-complex="LM Mono 101"/>
    </style:style>
    <style:style style:name="P8" style:family="paragraph">
      <style:text-properties fo:text-shadow="1pt 1pt"/>
    </style:style>
    <style:style style:name="P9" style:family="paragraph">
      <style:text-properties fo:font-size="26pt" fo:text-shadow="1pt 1pt" style:font-size-asian="26pt" style:font-size-complex="26pt"/>
    </style:style>
    <style:style style:name="T1" style:family="text">
      <style:text-properties fo:color="#000000" loext:opacity="100%" style:font-name="LM Mono 101" fo:font-size="18pt" style:font-size-asian="18pt" style:font-name-complex="LM Mono 101" style:font-size-complex="18pt"/>
    </style:style>
    <style:style style:name="T2" style:family="text">
      <style:text-properties fo:color="#000000" loext:opacity="100%" style:font-name="LM Mono 101" fo:font-size="18pt" fo:font-weight="bold" style:font-size-asian="18pt" style:font-name-complex="LM Mono 101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loext:opacity="100%" style:font-name="LM Mono 101" style:font-name-complex="LM Mono 101"/>
    </style:style>
    <style:style style:name="T5" style:family="text">
      <style:text-properties fo:color="#000000" loext:opacity="100%" style:font-name="LM Mono 101" fo:font-weight="bold" style:font-name-complex="LM Mono 101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 presentation:user-transformed="true">
          <draw:text-box>
            <text:p text:style-name="P1">Virtual Machine</text:p>
          </draw:text-box>
        </draw:frame>
        <draw:frame presentation:style-name="pr2" draw:text-style-name="P2" draw:layer="layout" svg:width="25cm" svg:height="9.5cm" svg:x="1.5cm" svg:y="3.5cm" presentation:class="subtitle" presentation:user-transformed="true">
          <draw:text-box>
            <text:p><text:span text:style-name="T1">In computing, a </text:span><text:span text:style-name="T2">virtual machine</text:span><text:span text:style-name="T1"> (</text:span><text:span text:style-name="T2">VM</text:span><text:span text:style-name="T1">) is the </text:span><text:span text:style-name="T3"><text:a xlink:href="https://en.wikipedia.org/wiki/Virtualization" xlink:type="simple">virtualization</text:a></text:span><text:span text:style-name="T1">/</text:span><text:span text:style-name="T3"><text:a xlink:href="https://en.wikipedia.org/wiki/Emulator" xlink:type="simple">emulation</text:a></text:span><text:span text:style-name="T1"> of a </text:span><text:span text:style-name="T3"><text:a xlink:href="https://en.wikipedia.org/wiki/Computer_system" xlink:type="simple">computer system</text:a></text:span><text:span text:style-name="T1">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3.099cm" svg:x="1.5cm" svg:y="0.201cm" presentation:class="title" presentation:user-transformed="true">
          <draw:text-box>
            <text:p text:style-name="P4"><text:span text:style-name="T4">Virtual machines differ and are organized by their function, shown here: </text:span></text:p>
          </draw:text-box>
        </draw:frame>
        <draw:frame presentation:style-name="pr5" draw:text-style-name="P5" draw:layer="layout" svg:width="25cm" svg:height="9cm" svg:x="1.5cm" svg:y="3.5cm" presentation:class="outline" presentation:user-transformed="true">
          <draw:text-box>
            <text:p text:style-name="P5"><text:s/></text:p>
            <text:p text:style-name="P6"><text:a xlink:href="https://en.wikipedia.org/wiki/System_virtual_machine" xlink:type="simple">System virtual machines</text:a><text:span text:style-name="T4"><text:s/>(also termed </text:span><text:a xlink:href="https://en.wikipedia.org/wiki/Full_virtualization" xlink:type="simple">full virtualization</text:a><text:span text:style-name="T4"><text:s/>VMs) provide a substitute for a real machine. They provide functionality needed to execute entire </text:span><text:a xlink:href="https://en.wikipedia.org/wiki/Operating_system" xlink:type="simple">operating systems</text:a><text:span text:style-name="T4">. A </text:span><text:a xlink:href="https://en.wikipedia.org/wiki/Hypervisor" xlink:type="simple">hypervisor</text:a><text:span text:style-name="T4"><text:s/>uses </text:span><text:a xlink:href="https://en.wikipedia.org/wiki/Native_code" xlink:type="simple">native execution</text:a><text:span text:style-name="T4"><text:s/>to share and manage hardware, allowing for multiple environments which are isolated from one another, yet exist on the same physical machine. Modern hypervisors use </text:span><text:a xlink:href="https://en.wikipedia.org/wiki/Hardware-assisted_virtualization" xlink:type="simple">hardware-assisted virtualization</text:a><text:span text:style-name="T4">, virtualization-specific hardware, primarily from the host CPUs. </text:span></text:p>
            <text:p text:style-name="P7"><text:span text:style-name="T5">Process virtual machines</text:span><text:span text:style-name="T4"> are designed to execute computer programs in a platform-independent environm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text-style-name="P9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8"><text:span text:style-name="T6">THANK YOU ALL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" svg:font-family="" style:font-family-generic="roman"/>
    <style:font-face style:name="LM Mono 10" svg:font-family="'LM Mono 10'" style:font-pitch="variable"/>
    <style:font-face style:name="LM Mono 101" svg:font-family="'LM Mono 10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F" style:font-family-generic-asian="roman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22:10:01.604132686</meta:creation-date>
    <meta:editing-duration>PT4M</meta:editing-duration>
    <meta:editing-cycles>2</meta:editing-cycles>
    <meta:generator>LibreOffice/7.3.7.2$Linux_X86_64 LibreOffice_project/30$Build-2</meta:generator>
    <dc:title>Forestbird</dc:title>
    <dc:date>2023-02-23T22:14:00.417496650</dc:date>
    <meta:document-statistic meta:object-count="274"/>
  </office:meta>
</office:document-meta>
</file>